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Andale Sans UI" style:font-size-asian="24pt" style:font-style-asian="italic" style:font-weight-asian="normal" style:font-name-complex="Tahoma1" style:font-size-complex="24pt" style:font-style-complex="italic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133cm" svg:y1="15.486cm" svg:x2="10.331cm" svg:y2="15.684cm">
              <text:p/>
            </draw:line>
            <draw:line draw:style-name="gr1" draw:text-style-name="P1" draw:layer="layout" svg:x1="10.133cm" svg:y1="15.686cm" svg:x2="10.332cm" svg:y2="15.488cm">
              <text:p/>
            </draw:line>
          </draw:g>
          <draw:frame draw:style-name="gr2" draw:text-style-name="P3" draw:layer="layout" svg:width="0.735cm" svg:height="0.624cm" svg:x="10.401cm" svg:y="15.606cm">
            <draw:text-box>
              <text:p text:style-name="P2"><text:span text:style-name="T1">U</text:span></text:p>
            </draw:text-box>
          </draw:frame>
          <draw:g>
            <draw:line draw:style-name="gr1" draw:text-style-name="P1" draw:layer="layout" svg:x1="9.105cm" svg:y1="15.38cm" svg:x2="12.201cm" svg:y2="14.045cm">
              <text:p/>
            </draw:line>
            <draw:frame draw:style-name="gr2" draw:text-style-name="P3" draw:layer="layout" svg:width="0.807cm" svg:height="0.624cm" svg:x="12.054cm" svg:y="14.085cm">
              <draw:text-box>
                <text:p text:style-name="P2"><text:span text:style-name="T1"><text:s/></text:span><text:span text:style-name="T2">d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53:18.081294425</meta:creation-date>
    <dc:date>2018-04-12T14:53:36.782768038</dc:date>
    <meta:editing-duration>PT19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